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8a96" officeooo:paragraph-rsid="001d8a96"/>
    </style:style>
    <style:style style:name="P2" style:family="paragraph" style:parent-style-name="Table_20_Contents">
      <style:text-properties officeooo:rsid="00205a3e" officeooo:paragraph-rsid="00205a3e"/>
    </style:style>
    <style:style style:name="P3" style:family="paragraph" style:parent-style-name="Table_20_Contents">
      <style:text-properties officeooo:rsid="001d8a96" officeooo:paragraph-rsid="001d8a96"/>
    </style:style>
    <style:style style:name="P4" style:family="paragraph" style:parent-style-name="Table_20_Contents">
      <style:text-properties officeooo:rsid="00223b70" officeooo:paragraph-rsid="00223b70"/>
    </style:style>
    <style:style style:name="P5" style:family="paragraph" style:parent-style-name="Table_20_Contents">
      <style:text-properties style:text-underline-style="solid" style:text-underline-type="double" style:text-underline-width="auto" style:text-underline-color="font-color" officeooo:rsid="00223b70" officeooo:paragraph-rsid="00223b70"/>
    </style:style>
    <style:style style:name="T1" style:family="text">
      <style:text-properties officeooo:rsid="001e60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4582829183136">
          <table:table-cell table:style-name="Table1.A1" office:value-type="string">
            <text:p text:style-name="P1">Documentation of LVM</text:p>
            <text:p text:style-name="P1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94582829254128">
          <table:table-cell table:style-name="Table1.A2" office:value-type="string">
            <text:p text:style-name="P1">#notifying scripts</text:p>
            <text:p text:style-name="P4">sendmail:</text:p>
            <text:p text:style-name="P4"/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5648">
          <table:table-cell table:style-name="Table1.A2" office:value-type="string">
            <text:p text:style-name="P1">#<text:span text:style-name="T1">switching learning, vlan and others</text:span>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6288">
          <table:table-cell table:style-name="Table1.A2" office:value-type="string">
            <text:p text:style-name="P2">Documentation of remove spikes.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7088">
          <table:table-cell table:style-name="Table1.A2" office:value-type="string">
            <text:p text:style-name="P4">#horizon reporting:</text:p>
            <text:p text:style-name="P4">- find active users</text:p>
            <text:p text:style-name="P4">- find inactive users</text:p>
            <text:p text:style-name="P4">- find inactive user and assigned Desktop Pool.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78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828292586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1:59:11.618422279</meta:creation-date>
    <meta:generator>LibreOffice/6.4.7.2$Linux_X86_64 LibreOffice_project/40$Build-2</meta:generator>
    <dc:date>2021-12-03T13:11:38.156663907</dc:date>
    <meta:editing-duration>PT2M58S</meta:editing-duration>
    <meta:editing-cycles>4</meta:editing-cycles>
    <meta:document-statistic meta:table-count="1" meta:image-count="0" meta:object-count="0" meta:page-count="1" meta:paragraph-count="9" meta:word-count="33" meta:character-count="220" meta:non-whitespace-character-count="196"/>
  </office:meta>
</office:document-meta>
</file>